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main">
        <text:section text:style-name="Sect1" text:name="paneshell">
          <text:section text:style-name="Sect1" text:name="shellcontent">
            <text:section text:style-name="Sect1" text:name="shellinner">
              <text:section text:style-name="Sect1" text:name="yui_3_16_0_1_1438725631684_1932">
                <text:section text:style-name="Sect1" text:name="yui_3_16_0_1_1438725631684_1973">
                  <text:section text:style-name="Sect1" text:name="yui_3_16_0_1_1438725631684_2774">
                    <text:section text:style-name="Sect1" text:name="yui_3_16_0_1_1438725631684_2707">
                      <text:section text:style-name="Sect1" text:name="yui_3_16_0_1_1438725631684_3249">
                        <text:section text:style-name="Sect1" text:name="yui_3_16_0_1_1438725631684_4160">
                          <text:section text:style-name="Sect1" text:name="yui_3_16_0_1_1438725631684_4159">
                            <text:section text:style-name="Sect1" text:name="yui_3_16_0_1_1438725631684_4158">
                              <text:section text:style-name="Sect1" text:name="yiv6205094993">
                                <text:section text:style-name="Sect1" text:name="yui_3_16_0_1_1438725631684_4157">
                                  <text:section text:style-name="Sect2" text:name="yui_3_16_0_1_1438725631684_4156">
                                    <text:section text:style-name="Sect1" text:name="yui_3_16_0_1_1438725631684_4722">
                                      <text:p text:style-name="Standard">"No, I'm not; I'm currently living in Era. I work in a mercenary's guild called &lt;Queen?&gt; that's stationed there. Of late I've been involved in a rather prolonged job, and I just recently returned from my most recent mission. My employer -- the lord of this castle -- then left for Pike, so I figured that I might as well use a few days to make a trip up here while there was little chance that I would be called upon. Before leaving, my employer offered me a position among a certain order of knights that he plays some role in leading -- since I've &lt;presumably&gt; never been to The Pyre, I decided that it would be a good idea to make myself acquainted with it."<text:line-break/><text:line-break/></text:p>
                                    </text:section>
                                    <text:section text:style-name="Sect1" text:name="yui_3_16_0_1_1438725631684_4155">
                                      <text:p text:style-name="Standard">Barring any further questions that Ferris may have and any particularly notable activity from the other patrons of the inn, I wish Ferris good luck on her quest, walk up the stairs, and fall into my bed, drifting off to sleep.</text:p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lan Roth</meta:initial-creator>
    <meta:creation-date>2015-08-04T17:05:05.31</meta:creation-date>
    <meta:document-statistic meta:table-count="0" meta:image-count="0" meta:object-count="0" meta:page-count="1" meta:paragraph-count="2" meta:word-count="167" meta:character-count="889"/>
    <dc:date>2015-08-04T17:06:51.70</dc:date>
    <dc:creator>Nolan Roth</dc:creator>
    <meta:editing-duration>PT1M46S</meta:editing-duration>
    <meta:editing-cycles>1</meta:editing-cycles>
    <meta:generator>OpenOffice/4.1.1$Win32 OpenOffice.org_project/411m6$Build-9775</meta:generator>
  </office:meta>
</office:document-meta>
</file>